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OpenSymbol1"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color="#ff0000" fo:font-size="13pt" style:text-underline-style="solid" style:text-underline-width="auto" style:text-underline-color="font-color" style:font-size-asian="13pt" style:font-size-complex="13pt"/>
    </style:style>
    <style:style style:name="P4" style:family="paragraph" style:parent-style-name="Standard">
      <style:text-properties fo:color="#ff0000" style:text-underline-style="solid" style:text-underline-width="auto" style:text-underline-color="font-color"/>
    </style:style>
    <style:style style:name="P5" style:family="paragraph" style:parent-style-name="Standard">
      <style:text-properties fo:color="#000000"/>
    </style:style>
    <style:style style:name="P6" style:family="paragraph" style:parent-style-name="Standard">
      <style:text-properties fo:color="#ff0000" style:text-underline-style="solid" style:text-underline-width="auto" style:text-underline-color="font-color"/>
    </style:style>
    <style:style style:name="P7" style:family="paragraph" style:parent-style-name="Standard">
      <style:text-properties fo:color="#ff0000" fo:font-size="13pt" style:text-underline-style="solid" style:text-underline-width="auto" style:text-underline-color="font-color" style:font-size-asian="13pt" style:font-size-complex="13pt"/>
    </style:style>
    <style:style style:name="P8" style:family="paragraph" style:parent-style-name="Standard">
      <style:text-properties fo:font-style="normal" style:text-underline-style="none" style:font-style-asian="normal" style:font-style-complex="normal"/>
    </style:style>
    <style:style style:name="P9" style:family="paragraph" style:parent-style-name="Standard">
      <style:text-properties style:font-name="Courier" fo:font-size="8pt" style:font-size-asian="8pt" style:font-size-complex="8pt"/>
    </style:style>
    <style:style style:name="P10"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11" style:family="paragraph" style:parent-style-name="Standard">
      <style:text-properties style:font-name="Liberation Serif" fo:font-size="12pt" style:font-size-asian="10.5pt" style:font-size-complex="12pt"/>
    </style:style>
    <style:style style:name="P12" style:family="paragraph" style:parent-style-name="Standard">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13"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break-before="page"/>
      <style:text-properties style:font-name="Courier" fo:font-size="8pt" style:font-size-asian="8pt" style:font-size-complex="8pt"/>
    </style:style>
    <style:style style:name="P18" style:family="paragraph" style:parent-style-name="Standard">
      <style:paragraph-properties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00" style:text-underline-style="none"/>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 – „Sound Interface Device“ - Artikel</text:p>
      <text:p text:style-name="P2">-- MOS 8580 R5 --</text:p>
      <text:p text:style-name="P1">von Thorsten Kattanek</text:p>
      <text:p text:style-name="P1">Berlin, 29.12.2012</text:p>
      <text:p text:style-name="Standard"/>
      <text:p text:style-name="Standard">Dies ist eine Zusammenfassung aller Erkenntnisse die ich durch Selbststudium oder aus dem Internet erworben habe. Dieser Artikel entstand parallel zur Entwicklung des realSID. Die Idee zu diesem Artikel kam dadurch, das ich selber als C64 Emulator Entwickler (Emu64) relativ wenig oder nur verstreute Information zu den SID gefunden habe. Dieser Artikel soll nun alles zusammenfassen, damit neue Entwickler es leichter haben an diese Informationen zu gelangen. Dieser Artikel kann frei weitergeben werden, jedoch Änderungen bitte nur mit meinem Einverständnis. Ich habe versucht jedes Detail so genau wie möglich zu erklären. Fehler oder Falschaussagen kann ich nicht ausschließen und übernehme dafür auch keine Haftung. Ich freue mich aber über jeden Hinweis auf Fehler oder Verbesserungsvorschläge.</text:p>
      <text:p text:style-name="Standard"/>
      <text:p text:style-name="Standard">Eine aktuelle Version dieses Artikels, sowie das realSID Projekt findest du öffentlich auf GitHub:</text:p>
      <text:p text:style-name="Standard"><text:a xlink:type="simple" xlink:href="https://github.com/tkattanek/realSID">https://github.com/tkattanek/realSID</text:a></text:p>
      <text:p text:style-name="Standard"/>
      <text:p text:style-name="P14"><text:span text:style-name="T3">Der Oszillator oder auch Wellengeneraor</text:span></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r Oszillator kümmert sich nicht um die Lautstärke, er gibt immer alles mit maximaler Amplitude aus. Schauen wir uns nun an wie im einzelnen der SID die verschiedenen Wellenformen erzeugt.</text:p>
      <text:p text:style-name="Standard"/>
      <text:p text:style-name="Standard">Das Herzstück des Oszillator ist ein 24 Bit Register welches pro Zyklus mit dem Inhalt des 16 Bit Frequenzregisters addiert wird. Die Addition wird wirklich in jedem Zyklus gemacht. Wir nennen das Register ein mal FREQ_COUNTER.</text:p>
      <text:p text:style-name="Standard"/>
      <text:p text:style-name="P3">Sägezahn ($10)</text:p>
      <text:p text:style-name="Standard">Die Sägezahnwelle erhält man, wenn man vom FREQ_COUNTER die oberen 12.Bit nimmt.</text:p>
      <text:p text:style-name="Standard">Also FREQ_COUNTER um 12.Bit nach rechts schiebt.</text:p>
      <text:p text:style-name="Standard"/>
      <text:p text:style-name="Standard">C++ Code:<text:tab/>FREQ_COUNTER&gt;&gt;12;</text:p>
      <text:p text:style-name="Standard"/>
      <text:p text:style-name="P3">Dreieck ($20)</text:p>
      <text:p text:style-name="P8">Dreieck bekommt man wenn man bei gelöschten MSB des FREQ_COUNTER um 11.Bit nach rechts schiebt und mit 0xFFF AND verknüpft.</text:p>
      <text:p text:style-name="P8">Bei gesetzten MSB um 11.Bit nach rechts schiebt <text:span text:style-name="T3">invertiert</text:span> und mit 0xFFF AND verknüpft.</text:p>
      <text:p text:style-name="Standard"><text:span text:style-name="T1"/></text:p>
      <text:p text:style-name="Standard"><text:span text:style-name="T1">C++ Code:<text:tab/>(FREQ_COUNTER &amp; 0x800000)?(~FFREQ_COUNTER &gt;&gt;11) &amp; 0xFFF:<text:tab/><text:tab/><text:tab/><text:tab/>(FREQ_COUNTER&gt;&gt;11) &amp; 0xFFF;</text:span></text:p>
      <text:p text:style-name="P5"/>
      <text:p text:style-name="P4">Rechteck ($40)</text:p>
      <text:p text:style-name="P5">Die Rechteckwelle wird erzeugt in den man die oberen 12.Bit von FREQ_COUNTER mit dem Wert aus dem Pulsweiten Register (12.Bit) vergleicht. Ist dieser größer-gleich dem Pulsweiten Register so wird 0xFFF ausgegeben ansonsten 0x000.</text:p>
      <text:p text:style-name="P5"/>
      <text:p text:style-name="Standard"><text:span text:style-name="T1">C++ Code:<text:tab/>((FREQ_COUNTER&gt;&gt;12) &gt;= PULSE_REG)?0xFFF:0x000;</text:span></text:p>
      <text:p text:style-name="P5"/>
      <text:p text:style-name="P5"/>
      <text:p text:style-name="P5"/>
      <text:p text:style-name="P5"/>
      <text:p text:style-name="P4"><text:soft-page-break/>Rauschen ($80)</text:p>
      <text:p text:style-name="P5">Rauschen besteht im Grunde aus Zufälligen Werten, da es aber in einem Computer keine „echten“ Zufallszahlen gibt, bedient man sich den sogenannten Pseudo-Zufallszahlen. Bewährt sind so genannte </text:p>
      <text:p text:style-name="Standard"><text:span text:style-name="T1">linear rückgekoppelte Schieberegister, kurz LFSR. </text:span>Das Prinzip des LFSR besteht darin, den Ausgang eines Schieberegisters auf den Eingang rückzukoppeln und mindestens eine EOR Operation durchzuführen.</text:p>
      <text:p text:style-name="Standard">Und so funktioniert das im SID (einfach mal angenommen :)).</text:p>
      <text:p text:style-name="P5">Dazu wird ein 23 Bit SHIFT_REGISTER mit dem Startwert 0x7FFFF8 initialisiert. Auch bei einem</text:p>
      <text:p text:style-name="P5">Reset wird dieser Wert in das SHIFT_REGISTER geladen. Wenn das 19.Bit von FREQ_COUNTER von 0 nach 1 wechselt (Und nur dann!) dann wird das SHIFT_REGISTER neu berechnet. Dafür wird zuerst das Bit 0 für den neuen Inhalt des SHIFT_REGISTER berechnet. Dann wird das SHIFT_REGISTER um 1 nach links geschoben und das BIT0 rechts angehangen.</text:p>
      <text:p text:style-name="P5"/>
      <text:p text:style-name="P5">C++ Code:<text:tab/>BIT0 = ((SHIFT_REGISTER&gt;&gt;22) ^(SHIFT_REGISTER&gt;&gt;17)) &amp; 0x01;</text:p>
      <text:p text:style-name="P5"><text:tab/><text:tab/>SHIFT_REGISTER = (SHIFT_REGISTER&lt;&lt;1) &amp; 0x7FFFFF | BIT0;</text:p>
      <text:p text:style-name="P5"/>
      <text:p text:style-name="P5">Den Ausgabewert erhält man nach folgenden Code:</text:p>
      <text:p text:style-name="P5"/>
      <text:p text:style-name="Standard"><text:span text:style-name="T1">C++ Code:<text:tab/>((SHIFT_REGISTER&amp;0x400000)&gt;&gt;11) |</text:span></text:p>
      <text:p text:style-name="Standard"><text:span text:style-name="T1"><text:tab/><text:tab/>((SHIFT_REGISTER&amp;0x100000)&gt;&gt;10) |</text:span></text:p>
      <text:p text:style-name="Standard"><text:span text:style-name="T1"><text:tab/><text:tab/>((SHIFT_REGISTER&amp;0x010000)&gt;&gt;7) |</text:span></text:p>
      <text:p text:style-name="Standard"><text:span text:style-name="T1"><text:tab/><text:tab/>((SHIFT_REGISTER&amp;0x002000)&gt;&gt;5) |</text:span></text:p>
      <text:p text:style-name="Standard"><text:span text:style-name="T1"><text:tab/><text:tab/>((SHIFT_REGISTER&amp;0x000800)&gt;&gt;4) |</text:span></text:p>
      <text:p text:style-name="Standard"><text:span text:style-name="T1"><text:tab/><text:tab/>((SHIFT_REGISTER&amp;0x000080)&gt;&gt;1) |</text:span></text:p>
      <text:p text:style-name="Standard"><text:span text:style-name="T1"><text:tab/><text:tab/>((SHIFT_REGISTER&amp;0x000010)&lt;&lt;1) |</text:span></text:p>
      <text:p text:style-name="Standard"><text:span text:style-name="T1"><text:tab/><text:tab/>((SHIFT_REGISTER&amp;0x000004)&lt;&lt; 2);</text:span></text:p>
      <text:p text:style-name="P5"/>
      <text:p text:style-name="P4">Mischformen</text:p>
      <text:p text:style-name="P5">Da die Mischformen <text:span text:style-name="T3">nicht</text:span> wie fälschlicher Weise AND verknüpft sind, sondern sich aus vielen</text:p>
      <text:p text:style-name="P5">digitalen und analogen Signalen zusammensetzen, kann man diese so gut wie gar nicht berechnen.</text:p>
      <text:p text:style-name="Standard"><text:span text:style-name="T1">Deshalb geht man hier einen anderen Weg. Die Mischformen werden von einem Realen SID gesamplet. Da ich stolzer Besitzer eines Chameleons64 bin und diese eine REU beinhaltet bietet es</text:span></text:p>
      <text:p text:style-name="Standard"><text:span text:style-name="T1">sich an diese für den Samplevorgang zu nutzen. Man kann mittels SID Register Nr.27 den aktuellen</text:span></text:p>
      <text:p text:style-name="Standard"><text:span text:style-name="T1">Wert des Oszillator 3 Ausgangs auslesen. Die REU hilft uns dabei mittels DMA die Daten auch für jeden Takt (Cycle) zu bekommen. Wie dieser Vorgang nun im Einzelnen Funktioniert, werde ich an dieser Stelle nicht erläutern. Aber für interessierte gibt es im Anhang den Assemblerquellcode der für uns die Daten des SID in die REU schaufelt. Das Programm habe ich dafür selber geschrieben.</text:span></text:p>
      <text:p text:style-name="Standard"><text:span text:style-name="T1"/></text:p>
      <text:p text:style-name="Standard"><text:span text:style-name="T1">Mischung aus Dreieck und Sägezahn (0x30)</text:span></text:p>
      <text:p text:style-name="Standard"><text:span text:style-name="T1"/></text:p>
      <text:p text:style-name="Standard"><text:span text:style-name="T1">Mischung Rauschen mit anderen (0x</text:span></text:p>
      <text:p text:style-name="Standard"><text:span text:style-name="T1">Eine Mischung mit Rauschen führt zu einer Blockade des Oszillators und führt zu einer Ausgabe von Nullen.</text:span></text:p>
      <text:p text:style-name="Standard"><text:span text:style-name="T1">Durch setzen und wieder löschen des Test Bits im Control Register kann diese Blockade aufgehoben werden.</text:span></text:p>
      <text:p text:style-name="P17"><text:span text:style-name="T1"/></text:p>
      <text:p text:style-name="P13"><text:span text:style-name="T1">Quellen</text:span></text:p>
      <text:p text:style-name="P10"><text:span text:style-name="T2"/></text:p>
      <text:p text:style-name="P12"><text:span text:style-name="T1">Literatur:</text:span></text:p>
      <text:p text:style-name="P10"><text:span text:style-name="T2"/></text:p>
      <text:p text:style-name="P10"><text:span text:style-name="T2">C64 Handbuch :)</text:span></text:p>
      <text:p text:style-name="P10"><text:span text:style-name="T2">Das neue Commodore 64 Intern Buch</text:span></text:p>
      <text:p text:style-name="P10"><text:span text:style-name="T2">Das große Commodore 64 Buch</text:span></text:p>
      <text:p text:style-name="P10"><text:span text:style-name="T2"/></text:p>
      <text:p text:style-name="P12"><text:span text:style-name="T1">Internet:</text:span></text:p>
      <text:p text:style-name="P10"><text:span text:style-name="T2"/></text:p>
      <text:p text:style-name="P10"><text:a xlink:type="simple" xlink:href="http://www.dopeconnection.net/C64_SID.htm"><text:span text:style-name="T2">http://www.dopeconnection.net/C64_SID.htm</text:span></text:a></text:p>
      <text:p text:style-name="P10"><text:a xlink:type="simple" xlink:href="http://www.sidmusic.org/"><text:span text:style-name="T2">http://www.sidmusic.org</text:span></text:a></text:p>
      <text:p text:style-name="P10"><text:a xlink:type="simple" xlink:href="http://www.schramm-software.de/tipps/zufallszahlen/"><text:span text:style-name="T2">http://www.schramm-software.de/tipps/zufallszahlen/</text:span></text:a></text:p>
      <text:p text:style-name="P10"><text:span text:style-name="T2"/></text:p>
      <text:p text:style-name="P10"><text:span text:style-name="T2"/></text:p>
      <text:p text:style-name="P10"><text:span text:style-name="T2"/></text:p>
      <text:p text:style-name="P18"><text:span text:style-name="T1">Anhang</text:span></text:p>
      <text:p text:style-name="P9"><text:span text:style-name="T1"/></text:p>
      <text:p text:style-name="P11"><text:span text:style-name="T1">Assemblerprogramm um die SID Wavedaten auf die REU zu bekommen</text:span></text:p>
      <text:p text:style-name="P9"><text:span text:style-name="T1"/></text:p>
      <text:p text:style-name="P9"><text:span text:style-name="T1">; ** SID-Wave-Capture **</text:span></text:p>
      <text:p text:style-name="P9"><text:span text:style-name="T1">; by Thorsten Kattanek</text:span></text:p>
      <text:p text:style-name="P9"><text:span text:style-name="T1">; Berlin, 29.12.2012</text:span></text:p>
      <text:p text:style-name="P9"><text:span text:style-name="T1"></text:span></text:p>
      <text:p text:style-name="P9"><text:span text:style-name="T1">; Speichert OSC3 Ausgang auf REU für SID Emulation</text:span></text:p>
      <text:p text:style-name="P9"><text:span text:style-name="T1">; Es werden alle Waveformen gecaptured von 0-15 </text:span></text:p>
      <text:p text:style-name="P9"><text:span text:style-name="T1">; $0000-0FFF WaveNr. $00</text:span></text:p>
      <text:p text:style-name="P9"><text:span text:style-name="T1">; $1000-1FFF WaveNr. $01</text:span></text:p>
      <text:p text:style-name="P9"><text:span text:style-name="T1">; $2000-2FFF WaveNr. $02</text:span></text:p>
      <text:p text:style-name="P9"><text:span text:style-name="T1">; $3000-3FFF WaveNr. $03 usw...</text:span></text:p>
      <text:p text:style-name="P9"><text:span text:style-name="T1">; Bei den Daten handelt es sich um die oberen 8Bit der Waveausgabe !</text:span></text:p>
      <text:p text:style-name="P9"><text:span text:style-name="T1">; Als Frequenzwert für das Register wird $1000 gesetzt</text:span></text:p>
      <text:p text:style-name="P9"><text:span text:style-name="T1"></text:span></text:p>
      <text:p text:style-name="P9"><text:span text:style-name="T1">!to "sid-wave-capture.prg",cbm</text:span></text:p>
      <text:p text:style-name="P9"><text:span text:style-name="T1"></text:span></text:p>
      <text:p text:style-name="P9"><text:span text:style-name="T1">sid = $d400</text:span></text:p>
      <text:p text:style-name="P9"><text:span text:style-name="T1">vic = $d000</text:span></text:p>
      <text:p text:style-name="P9"><text:span text:style-name="T1">reu = $df00</text:span></text:p>
      <text:p text:style-name="P9"><text:span text:style-name="T1"></text:span></text:p>
      <text:p text:style-name="P9"><text:span text:style-name="T1">*=$0801</text:span></text:p>
      <text:p text:style-name="P9"><text:span text:style-name="T1"></text:span></text:p>
      <text:p text:style-name="P9"><text:span text:style-name="T1">!byte $0c,$08,$dc,$07,$9e</text:span></text:p>
      <text:p text:style-name="P9"><text:span text:style-name="T1">!text "2064"</text:span></text:p>
      <text:p text:style-name="P9"><text:span text:style-name="T1">*=$0810</text:span></text:p>
      <text:p text:style-name="P9"><text:span text:style-name="T1"></text:span></text:p>
      <text:p text:style-name="P9"><text:span text:style-name="T1">jmp $2000</text:span></text:p>
      <text:p text:style-name="P9"><text:span text:style-name="T1"></text:span></text:p>
      <text:p text:style-name="P9"><text:span text:style-name="T1"><text:s text:c="8"/>*= $2000 <text:s text:c="3"/><text:tab/>;Assemble to $2000</text:span></text:p>
      <text:p text:style-name="P9"><text:span text:style-name="T1"></text:span></text:p>
      <text:p text:style-name="P9"><text:span text:style-name="T1"><text:tab/>lda #$00<text:tab/>;Bildschirm schwarz</text:span></text:p>
      <text:p text:style-name="P9"><text:span text:style-name="T1"><text:tab/>sta $d020</text:span></text:p>
      <text:p text:style-name="P9"><text:span text:style-name="T1"><text:tab/>sta $d021</text:span></text:p>
      <text:p text:style-name="P9"><text:span text:style-name="T1"></text:span></text:p>
      <text:p text:style-name="P9"><text:span text:style-name="T1"><text:tab/>jsr $e544<text:tab/>;Bildschirm löschen</text:span></text:p>
      <text:p text:style-name="P9"><text:span text:style-name="T1"></text:span></text:p>
      <text:p text:style-name="P9"><text:span text:style-name="T1"><text:tab/>lda #&lt;Ausgabe3 <text:s/>;Startmeldung ausgeben</text:span></text:p>
      <text:p text:style-name="P9"><text:span text:style-name="T1"><text:tab/>sta $7c<text:tab/> <text:tab/></text:span></text:p>
      <text:p text:style-name="P9"><text:span text:style-name="T1"><text:tab/>lda #&gt;Ausgabe3</text:span></text:p>
      <text:p text:style-name="P9"><text:span text:style-name="T1"><text:tab/>sta $7d</text:span></text:p>
      <text:p text:style-name="P9"><text:span text:style-name="T1"><text:tab/>jsr txtout</text:span></text:p>
      <text:p text:style-name="P9"><text:span text:style-name="T1"></text:span></text:p>
      <text:p text:style-name="P9"><text:span text:style-name="T1"><text:tab/>;Testen ob eine REU vorhanden ist !!</text:span></text:p>
      <text:p text:style-name="P9"><text:span text:style-name="T1"><text:tab/>lda #$00 <text:s text:c="7"/>;Null</text:span></text:p>
      <text:p text:style-name="P9"><text:span text:style-name="T1"><text:tab/>sta $df00 <text:s text:c="6"/>;nach Register 0</text:span></text:p>
      <text:p text:style-name="P9"><text:span text:style-name="T1"><text:tab/>cmp $df00 <text:s text:c="6"/>;noch drin?</text:span></text:p>
      <text:p text:style-name="P9"><text:span text:style-name="T1"><text:tab/>beq noreu <text:s text:c="6"/>;dann keine REU!</text:span></text:p>
      <text:p text:style-name="P9"><text:span text:style-name="T1"></text:span></text:p>
      <text:p text:style-name="P9"><text:span text:style-name="T1"><text:tab/>lda reu</text:span></text:p>
      <text:p text:style-name="P9"><text:span text:style-name="T1"><text:s text:c="8"/>and #16 <text:s text:c="8"/>;check bit 4 for REU mem</text:span></text:p>
      <text:p text:style-name="P9"><text:span text:style-name="T1"><text:s text:c="8"/>cmp #16 <text:s text:c="8"/>;16 = 256Kbx1 </text:span></text:p>
      <text:p text:style-name="P9"><text:span text:style-name="T1"><text:s text:c="8"/>beq regcheck <text:s text:c="3"/>;yes, touch registers</text:span></text:p>
      <text:p text:style-name="P9"><text:span text:style-name="T1"><text:s text:c="8"/>bne l1 <text:s text:c="9"/>;no, 1700 ?</text:span></text:p>
      <text:p text:style-name="P9"><text:span text:style-name="T1">l1 <text:s text:c="5"/></text:span></text:p>
      <text:p text:style-name="P9"><text:span text:style-name="T1"><text:tab/>lda reu</text:span></text:p>
      <text:p text:style-name="P9"><text:span text:style-name="T1"><text:s text:c="8"/>and #16 <text:s text:c="8"/>;check bit 4 for REU mem</text:span></text:p>
      <text:p text:style-name="P9"><text:span text:style-name="T1"><text:s text:c="8"/>cmp #0</text:span></text:p>
      <text:p text:style-name="P9"><text:span text:style-name="T1"><text:s text:c="8"/>beq capture <text:s text:c="4"/>;reu 1700 found</text:span></text:p>
      <text:p text:style-name="P9"><text:span text:style-name="T1"><text:s text:c="8"/>bne noreu <text:s text:c="6"/>;no ram-type, no reu, no fun ...</text:span></text:p>
      <text:p text:style-name="P9"><text:span text:style-name="T1">regcheck</text:span></text:p>
      <text:p text:style-name="P9"><text:span text:style-name="T1"><text:tab/>lda reu</text:span></text:p>
      <text:p text:style-name="P9"><text:span text:style-name="T1"><text:s text:c="8"/>ldx #2</text:span></text:p>
      <text:p text:style-name="P9"><text:span text:style-name="T1">loop1 <text:s text:c="2"/></text:span></text:p>
      <text:p text:style-name="P9"><text:span text:style-name="T1"><text:tab/>txa</text:span></text:p>
      <text:p text:style-name="P9"><text:span text:style-name="T1"><text:tab/>sta $df00,x <text:s text:c="5"/>; write to registers 2-5 <text:s text:c="40"/></text:span></text:p>
      <text:p text:style-name="P9"><text:span text:style-name="T1"><text:s text:c="8"/>inx</text:span></text:p>
      <text:p text:style-name="P9"><text:span text:style-name="T1"><text:s text:c="8"/>cpx #5</text:span></text:p>
      <text:p text:style-name="P9"><text:span text:style-name="T1"><text:s text:c="8"/>bne loop1</text:span></text:p>
      <text:p text:style-name="P9"><text:span text:style-name="T1"><text:s text:c="8"/>ldx #02 </text:span></text:p>
      <text:p text:style-name="P9"><text:span text:style-name="T1">loop2 <text:s text:c="2"/></text:span></text:p>
      <text:p text:style-name="P9"><text:span text:style-name="T1"><text:tab/>txa </text:span></text:p>
      <text:p text:style-name="P9"><text:span text:style-name="T1"><text:s text:c="8"/>cmp $df00,x <text:s text:c="12"/></text:span></text:p>
      <text:p text:style-name="P9"><text:span text:style-name="T1"><text:s text:c="8"/>bne noreu </text:span></text:p>
      <text:p text:style-name="P9"><text:span text:style-name="T1"><text:s text:c="8"/>inx</text:span></text:p>
      <text:p text:style-name="P9"><text:span text:style-name="T1"><text:s text:c="8"/>cpx #5</text:span></text:p>
      <text:p text:style-name="P9"><text:span text:style-name="T1"><text:s text:c="8"/>bne loop2</text:span></text:p>
      <text:p text:style-name="P9"><text:span text:style-name="T1"><text:tab/>jmp capture <text:s text:c="2"/></text:span></text:p>
      <text:p text:style-name="P9"><text:span text:style-name="T1">noreu</text:span></text:p>
      <text:p text:style-name="P9"><text:span text:style-name="T1"><text:tab/>lda #&lt;Ausgabe1 ;REU NOT FOUND ausgeben</text:span></text:p>
      <text:p text:style-name="P9"><text:span text:style-name="T1"><text:tab/>sta $7c<text:tab/> <text:tab/></text:span></text:p>
      <text:p text:style-name="P9"><text:span text:style-name="T1"><text:tab/>lda #&gt;Ausgabe1</text:span></text:p>
      <text:p text:style-name="P9"><text:span text:style-name="T1"><text:tab/>sta $7d</text:span></text:p>
      <text:p text:style-name="P9"><text:soft-page-break/><text:span text:style-name="T1"><text:tab/>jsr txtout</text:span></text:p>
      <text:p text:style-name="P9"><text:span text:style-name="T1"><text:tab/>rts</text:span></text:p>
      <text:p text:style-name="P9"><text:span text:style-name="T1"></text:span></text:p>
      <text:p text:style-name="P9"><text:span text:style-name="T1"><text:tab/>;Mit Aufzeichnung beginnen</text:span></text:p>
      <text:p text:style-name="P9"><text:span text:style-name="T1">capture</text:span></text:p>
      <text:p text:style-name="P9"><text:span text:style-name="T1"><text:tab/>lda #&lt;Ausgabe4 <text:s/>;Startmeldung ausgeben</text:span></text:p>
      <text:p text:style-name="P9"><text:span text:style-name="T1"><text:tab/>sta $7c<text:tab/> <text:tab/></text:span></text:p>
      <text:p text:style-name="P9"><text:span text:style-name="T1"><text:tab/>lda #&gt;Ausgabe4</text:span></text:p>
      <text:p text:style-name="P9"><text:span text:style-name="T1"><text:tab/>sta $7d</text:span></text:p>
      <text:p text:style-name="P9"><text:span text:style-name="T1"><text:tab/>jsr txtout</text:span></text:p>
      <text:p text:style-name="P9"><text:span text:style-name="T1">eingabe</text:span></text:p>
      <text:p text:style-name="P9"><text:span text:style-name="T1"><text:tab/>jsr $ffe4</text:span></text:p>
      <text:p text:style-name="P9"><text:span text:style-name="T1"><text:tab/>beq eingabe</text:span></text:p>
      <text:p text:style-name="P9"><text:span text:style-name="T1"><text:tab/></text:span></text:p>
      <text:p text:style-name="P9"><text:span text:style-name="T1"><text:tab/>cmp #74</text:span></text:p>
      <text:p text:style-name="P9"><text:span text:style-name="T1"><text:tab/>beq ok</text:span></text:p>
      <text:p text:style-name="P9"><text:span text:style-name="T1"><text:tab/>rts</text:span></text:p>
      <text:p text:style-name="P9"><text:span text:style-name="T1">ok</text:span></text:p>
      <text:p text:style-name="P9"><text:span text:style-name="T1"><text:tab/>sei<text:tab/><text:tab/>;Interrupt verhindern</text:span></text:p>
      <text:p text:style-name="P9"><text:span text:style-name="T1"><text:tab/>lda vic+$11<text:tab/>;VIC Controlreg sichern</text:span></text:p>
      <text:p text:style-name="P9"><text:span text:style-name="T1"><text:tab/>sta d011</text:span></text:p>
      <text:p text:style-name="P9"><text:span text:style-name="T1"></text:span></text:p>
      <text:p text:style-name="P9"><text:span text:style-name="T1"><text:tab/>lda #$00<text:tab/>;VIC abschalten</text:span></text:p>
      <text:p text:style-name="P9"><text:span text:style-name="T1"><text:tab/>sta vic+$11</text:span></text:p>
      <text:p text:style-name="P9"><text:span text:style-name="T1"></text:span></text:p>
      <text:p text:style-name="P9"><text:span text:style-name="T1"><text:tab/>lda #$00<text:tab/>;Frequenz auf $1000 setzen</text:span></text:p>
      <text:p text:style-name="P9"><text:span text:style-name="T1"><text:tab/>ldx #$10</text:span></text:p>
      <text:p text:style-name="P9"><text:span text:style-name="T1"><text:tab/>sta sid+14<text:tab/></text:span></text:p>
      <text:p text:style-name="P9"><text:span text:style-name="T1"><text:tab/>stx sid+15</text:span></text:p>
      <text:p text:style-name="P9"><text:span text:style-name="T1"/></text:p>
      <text:p text:style-name="P9"><text:span text:style-name="T1"><text:tab/>sta sid+16<text:tab/>;Pulsweite auf 0</text:span></text:p>
      <text:p text:style-name="P9"><text:span text:style-name="T1"><text:tab/>sta sid+17</text:span></text:p>
      <text:p text:style-name="P9"><text:span text:style-name="T1"></text:span></text:p>
      <text:p text:style-name="P9"><text:span text:style-name="T1"><text:tab/>ldy #$00</text:span></text:p>
      <text:p text:style-name="P9"><text:span text:style-name="T1">loooop</text:span></text:p>
      <text:p text:style-name="P9"><text:span text:style-name="T1"><text:tab/>; REU Installieren</text:span></text:p>
      <text:p text:style-name="P9"><text:span text:style-name="T1"><text:tab/>lda #$1b<text:tab/>;SID Register OSC3 (Adresse im C64)</text:span></text:p>
      <text:p text:style-name="P9"><text:span text:style-name="T1"><text:tab/>ldx #$d4<text:tab/></text:span></text:p>
      <text:p text:style-name="P9"><text:span text:style-name="T1"><text:tab/>sta reu+2</text:span></text:p>
      <text:p text:style-name="P9"><text:span text:style-name="T1"><text:tab/>stx reu+3<text:tab/></text:span></text:p>
      <text:p text:style-name="P9"><text:span text:style-name="T1"></text:span></text:p>
      <text:p text:style-name="P9"><text:span text:style-name="T1"><text:tab/>lda #$00<text:tab/>;Startadresse in der REU</text:span></text:p>
      <text:p text:style-name="P9"><text:span text:style-name="T1">REU_ADD<text:tab/>ldx #$00<text:tab/></text:span></text:p>
      <text:p text:style-name="P9"><text:span text:style-name="T1"><text:tab/>sta reu+4</text:span></text:p>
      <text:p text:style-name="P9"><text:span text:style-name="T1"><text:tab/>stx reu+5</text:span></text:p>
      <text:p text:style-name="P9"><text:span text:style-name="T1"></text:span></text:p>
      <text:p text:style-name="P9"><text:span text:style-name="T1"><text:tab/>lda #$00</text:span></text:p>
      <text:p text:style-name="P9"><text:span text:style-name="T1"><text:tab/>sta reu+6<text:tab/>;Bank 0 auswählen</text:span></text:p>
      <text:p text:style-name="P9"><text:span text:style-name="T1"></text:span></text:p>
      <text:p text:style-name="P9"><text:span text:style-name="T1"><text:tab/>lda #$00<text:tab/>;$1000 Byte übertragen</text:span></text:p>
      <text:p text:style-name="P9"><text:span text:style-name="T1"><text:tab/>ldx #$10</text:span></text:p>
      <text:p text:style-name="P9"><text:span text:style-name="T1"><text:tab/>sta reu+7</text:span></text:p>
      <text:p text:style-name="P9"><text:span text:style-name="T1"><text:tab/>stx reu+8</text:span></text:p>
      <text:p text:style-name="P9"><text:span text:style-name="T1"></text:span></text:p>
      <text:p text:style-name="P9"><text:span text:style-name="T1"><text:tab/>lda #$00<text:tab/>;Interrupts nicht erlauben</text:span></text:p>
      <text:p text:style-name="P9"><text:span text:style-name="T1"><text:tab/>sta reu+9</text:span></text:p>
      <text:p text:style-name="P9"><text:span text:style-name="T1"></text:span></text:p>
      <text:p text:style-name="P9"><text:span text:style-name="T1"><text:tab/>lda #$80<text:tab/>;Nur REU Adresse eröhen</text:span></text:p>
      <text:p text:style-name="P9"><text:span text:style-name="T1"><text:tab/>sta reu+10</text:span></text:p>
      <text:p text:style-name="P9"><text:span text:style-name="T1"></text:span></text:p>
      <text:p text:style-name="P9"><text:span text:style-name="T1"><text:tab/>lda #$08<text:tab/>;Reset Waveform</text:span></text:p>
      <text:p text:style-name="P9"><text:span text:style-name="T1"><text:tab/>sta sid+18<text:tab/></text:span></text:p>
      <text:p text:style-name="P9"><text:span text:style-name="T1"></text:span></text:p>
      <text:p text:style-name="P9"><text:span text:style-name="T1">WAV_ADD<text:tab/>lda #$00<text:tab/>;Wird immer erhöht</text:span></text:p>
      <text:p text:style-name="P9"><text:span text:style-name="T1"><text:tab/>sta sid+18</text:span></text:p>
      <text:p text:style-name="P9"><text:span text:style-name="T1"></text:span></text:p>
      <text:p text:style-name="P9"><text:span text:style-name="T1"><text:tab/>;Warten auf Anfang nächte Periode </text:span></text:p>
      <text:p text:style-name="P9"><text:span text:style-name="T1"><text:tab/>ldx #$f0</text:span></text:p>
      <text:p text:style-name="P9"><text:span text:style-name="T1">wait</text:span></text:p>
      <text:p text:style-name="P9"><text:span text:style-name="T1"><text:tab/>nop </text:span></text:p>
      <text:p text:style-name="P9"><text:span text:style-name="T1"><text:tab/>nop</text:span></text:p>
      <text:p text:style-name="P9"><text:span text:style-name="T1"><text:tab/>nop</text:span></text:p>
      <text:p text:style-name="P9"><text:span text:style-name="T1"><text:tab/>nop</text:span></text:p>
      <text:p text:style-name="P9"><text:span text:style-name="T1"><text:tab/>nop</text:span></text:p>
      <text:p text:style-name="P9"><text:span text:style-name="T1"><text:tab/>nop</text:span></text:p>
      <text:p text:style-name="P9"><text:span text:style-name="T1"><text:tab/>dex</text:span></text:p>
      <text:p text:style-name="P9"><text:span text:style-name="T1"><text:tab/>bne wait</text:span></text:p>
      <text:p text:style-name="P9"><text:span text:style-name="T1"><text:tab/></text:span></text:p>
      <text:p text:style-name="P9"><text:span text:style-name="T1"><text:tab/>beq wait1<text:tab/>;Nur wegen 3 Zyklen</text:span></text:p>
      <text:p text:style-name="P9"><text:span text:style-name="T1">wait1<text:tab/>nop</text:span></text:p>
      <text:p text:style-name="P9"><text:span text:style-name="T1"><text:tab/>nop<text:tab/><text:tab/></text:span></text:p>
      <text:p text:style-name="P9"><text:span text:style-name="T1"><text:tab/>nop</text:span></text:p>
      <text:p text:style-name="P9"><text:span text:style-name="T1"></text:span></text:p>
      <text:p text:style-name="P9"><text:span text:style-name="T1"><text:tab/>ldx #%10010000<text:tab/>;Übertragung von C64 nach Reu</text:span></text:p>
      <text:p text:style-name="P9"><text:span text:style-name="T1"></text:span></text:p>
      <text:p text:style-name="P9"><text:span text:style-name="T1"><text:tab/>stx reu+1<text:tab/>;Übertragung starten</text:span></text:p>
      <text:p text:style-name="P9"><text:soft-page-break/><text:span text:style-name="T1"><text:tab/></text:span></text:p>
      <text:p text:style-name="P9"><text:span text:style-name="T1"><text:tab/>lda REU_ADD+1</text:span></text:p>
      <text:p text:style-name="P9"><text:span text:style-name="T1"><text:tab/>clc<text:tab/></text:span></text:p>
      <text:p text:style-name="P9"><text:span text:style-name="T1"><text:tab/>adc #$10</text:span></text:p>
      <text:p text:style-name="P9"><text:span text:style-name="T1"><text:tab/>sta REU_ADD+1</text:span></text:p>
      <text:p text:style-name="P9"><text:span text:style-name="T1"><text:tab/>sta WAV_ADD+1</text:span></text:p>
      <text:p text:style-name="P9"><text:span text:style-name="T1"></text:span></text:p>
      <text:p text:style-name="P9"><text:span text:style-name="T1"><text:tab/>iny</text:span></text:p>
      <text:p text:style-name="P9"><text:span text:style-name="T1"><text:tab/>cpy #$10</text:span></text:p>
      <text:p text:style-name="P9"><text:span text:style-name="T1"><text:tab/>bne loooop<text:tab/></text:span></text:p>
      <text:p text:style-name="P9"><text:span text:style-name="T1"></text:span></text:p>
      <text:p text:style-name="P9"><text:span text:style-name="T1"><text:tab/>lda d011<text:tab/>;VIC anschalten</text:span></text:p>
      <text:p text:style-name="P9"><text:span text:style-name="T1"><text:tab/>sta vic+$11</text:span></text:p>
      <text:p text:style-name="P9"><text:span text:style-name="T1"></text:span></text:p>
      <text:p text:style-name="P9"><text:span text:style-name="T1"><text:tab/>lda #&lt;Ausgabe2 ;REU NOT FOUND ausgeben</text:span></text:p>
      <text:p text:style-name="P9"><text:span text:style-name="T1"><text:tab/>sta $7c<text:tab/> <text:tab/></text:span></text:p>
      <text:p text:style-name="P9"><text:span text:style-name="T1"><text:tab/>lda #&gt;Ausgabe2</text:span></text:p>
      <text:p text:style-name="P9"><text:span text:style-name="T1"><text:tab/>sta $7d</text:span></text:p>
      <text:p text:style-name="P9"><text:span text:style-name="T1"><text:tab/>jsr txtout</text:span></text:p>
      <text:p text:style-name="P9"><text:span text:style-name="T1"></text:span></text:p>
      <text:p text:style-name="P9"><text:span text:style-name="T1"><text:tab/>cli<text:tab/><text:tab/>;Interrupt wieder freigeben</text:span></text:p>
      <text:p text:style-name="P9"><text:span text:style-name="T1"><text:tab/>rts</text:span></text:p>
      <text:p text:style-name="P9"><text:span text:style-name="T1"><text:tab/></text:span></text:p>
      <text:p text:style-name="P9"><text:span text:style-name="T1">;/// Textausgabe: Text &gt;&gt; $7c/7d mit NUll am Ende !</text:span></text:p>
      <text:p text:style-name="P9"><text:span text:style-name="T1">txtout</text:span></text:p>
      <text:p text:style-name="P9"><text:span text:style-name="T1"><text:tab/>pha</text:span></text:p>
      <text:p text:style-name="P9"><text:span text:style-name="T1"><text:tab/>tya</text:span></text:p>
      <text:p text:style-name="P9"><text:span text:style-name="T1"><text:tab/>pha </text:span></text:p>
      <text:p text:style-name="P9"><text:span text:style-name="T1"><text:tab/>ldy #00</text:span></text:p>
      <text:p text:style-name="P9"><text:span text:style-name="T1">txtout_1</text:span></text:p>
      <text:p text:style-name="P9"><text:span text:style-name="T1"><text:tab/>lda ($7c),y</text:span></text:p>
      <text:p text:style-name="P9"><text:span text:style-name="T1"><text:tab/>beq txtout_end</text:span></text:p>
      <text:p text:style-name="P9"><text:span text:style-name="T1"><text:tab/>jsr $ffd2</text:span></text:p>
      <text:p text:style-name="P9"><text:span text:style-name="T1"></text:span></text:p>
      <text:p text:style-name="P9"><text:span text:style-name="T1"><text:tab/>inc $7c</text:span></text:p>
      <text:p text:style-name="P9"><text:span text:style-name="T1"><text:tab/>bne txtout_2</text:span></text:p>
      <text:p text:style-name="P9"><text:span text:style-name="T1"><text:tab/>inc $7d</text:span></text:p>
      <text:p text:style-name="P9"><text:span text:style-name="T1">txtout_2</text:span></text:p>
      <text:p text:style-name="P9"><text:span text:style-name="T1"><text:tab/>jmp txtout_1</text:span></text:p>
      <text:p text:style-name="P9"><text:span text:style-name="T1">txtout_end<text:tab/></text:span></text:p>
      <text:p text:style-name="P9"><text:span text:style-name="T1"><text:tab/>pla</text:span></text:p>
      <text:p text:style-name="P9"><text:span text:style-name="T1"><text:tab/>tay</text:span></text:p>
      <text:p text:style-name="P9"><text:span text:style-name="T1"><text:tab/>pla</text:span></text:p>
      <text:p text:style-name="P9"><text:span text:style-name="T1"><text:tab/>rts</text:span></text:p>
      <text:p text:style-name="P9"><text:span text:style-name="T1"></text:span></text:p>
      <text:p text:style-name="P9"><text:span text:style-name="T1">d011</text:span></text:p>
      <text:p text:style-name="P9"><text:span text:style-name="T1">!byte 0</text:span></text:p>
      <text:p text:style-name="P9"><text:span text:style-name="T1"></text:span></text:p>
      <text:p text:style-name="P9"><text:span text:style-name="T1">Ausgabe1</text:span></text:p>
      <text:p text:style-name="P9"><text:span text:style-name="T1">!text <text:tab/>151,"REU NOT FOUND !",13,13,0</text:span></text:p>
      <text:p text:style-name="P9"><text:span text:style-name="T1">Ausgabe2</text:span></text:p>
      <text:p text:style-name="P9"><text:span text:style-name="T1">!text<text:tab/>151,13,"SAMPLE VORGANG IST BEENDET.",13,0</text:span></text:p>
      <text:p text:style-name="P9"><text:span text:style-name="T1">Ausgabe3</text:span></text:p>
      <text:p text:style-name="P9"><text:span text:style-name="T1">!text <text:tab/>152,"&gt;SID WAVE CAPTURE VON THORSTEN KATTANEK&lt;",13,13,0</text:span></text:p>
      <text:p text:style-name="P9"><text:span text:style-name="T1">Ausgabe4</text:span></text:p>
      <text:p text:style-name="P9"><text:span text:style-name="T1">!text <text:tab/>151,"ACHTUNG! ES WERDEN ALLE DATEN AUF DER",13,"REU IN BANK 0 GELOESCHT !",13,13,"MOECHTEN SIE FORTFAHREN J/N ?",1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pitch="variable" style:font-charset="x-symbol"/>
    <style:font-face style:name="OpenSymbol1"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2-12-27T16:40:02</meta:creation-date>
    <dc:date>2012-12-29T22:31:41</dc:date>
    <dc:creator>Thorsten Kattanek</dc:creator>
    <meta:editing-duration>P1DT3H32M28S</meta:editing-duration>
    <meta:editing-cycles>52</meta:editing-cycles>
    <meta:generator>LibreOffice/3.5$Linux_X86_64 LibreOffice_project/350m1$Build-413</meta:generator>
    <meta:document-statistic meta:table-count="0" meta:image-count="0" meta:object-count="0" meta:page-count="6" meta:paragraph-count="282" meta:word-count="1299" meta:character-count="8995" meta:non-whitespace-character-count="7242"/>
  </office:meta>
</office:document-meta>
</file>